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la" svg:font-family="Aril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ff950e"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T1" style:family="text">
      <style:text-properties fo:color="#896612"/>
    </style:style>
    <style:style style:name="T2" style:family="text">
      <style:text-properties fo:color="#896612" style:font-name-asian="Courier New" style:font-name-complex="Courier New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8080"/>
    </style:style>
    <style:style style:name="T8" style:family="text">
      <style:text-properties fo:color="#008080" style:font-name-asian="Courier New" style:font-name-complex="Courier New"/>
    </style:style>
    <style:style style:name="T9" style:family="text">
      <style:text-properties fo:color="#3f7f7f"/>
    </style:style>
    <style:style style:name="T10" style:family="text">
      <style:text-properties fo:color="#3f7f7f" style:font-name-asian="Courier New" style:font-name-complex="Courier New"/>
    </style:style>
    <style:style style:name="T11" style:family="text">
      <style:text-properties fo:color="#7f007f"/>
    </style:style>
    <style:style style:name="T12" style:family="text">
      <style:text-properties fo:color="#2a00ff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808080"/>
    </style:style>
    <style:style style:name="T15" style:family="text">
      <style:text-properties fo:color="#0000c0"/>
    </style:style>
    <style:style style:name="T16" style:family="text">
      <style:text-properties fo:color="#2a00e1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asian="Courier New" style:font-name-complex="Courier New"/>
    </style:style>
    <style:style style:name="T20" style:family="text">
      <style:text-properties style:use-window-font-color="true" style:font-name="Arial" style:font-name-asian="Courier New" style:font-name-complex="Courier New"/>
    </style:style>
    <style:style style:name="T21" style:family="text">
      <style:text-properties fo:color="#00ae00" style:font-name-asian="Courier New" style:font-name-complex="Courier New"/>
    </style:style>
    <style:style style:name="T22" style:family="text">
      <style:text-properties fo:color="#00ae00" fo:language="pl" fo:country="PL" style:font-name-asian="Courier New" style:language-asian="zxx" style:country-asian="none" style:font-name-complex="Courier New" style:language-complex="zxx" style:country-complex="none"/>
    </style:style>
    <style:style style:name="T23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acja biblioteki jQuery w projekcie:</text:p>
      <text:p text:style-name="P1"/>
      <text:p text:style-name="P1">Pobieramy najnowszą bibliotekę jQuery ze strony <text:a xlink:type="simple" xlink:href="http://jquery.com/">http://jquery.com/</text:a> i wrzucamy ją do katalogu //web/bundles/ensjobeet/js. W tym projekcie zainstalowałem bibliotekę jquery-2.1.1.min.</text:p>
      <text:p text:style-name="P1">lub</text:p>
      <text:p text:style-name="P1">Możemy też wrzucić bibliotekę do katalogu src/Ens/JobeetBundle/Resources/public/js, a następnie wywołać polecenie symfony:</text:p>
      <text:p text:style-name="P1"/>
      <text:p text:style-name="P2">php app/console assets:install web --symlink</text:p>
      <text:p text:style-name="P1"/>
      <text:p text:style-name="P1">Polecenie przeniesie bibliotekę do katalogu //web/bundles/ensjobeet/js</text:p>
      <text:p text:style-name="P1"/>
      <text:p text:style-name="P1">2. Podłączenie biblioteki jQuery w template:</text:p>
      <text:p text:style-name="P1"/>
      <text:p text:style-name="P1">//src/Ens/JobeetBundle/Resources/views/layout.html.twig</text:p>
      <text:p text:style-name="P1"/>
      <text:p text:style-name="P3"><text:span text:style-name="T1">{%</text:span><text:span text:style-name="T3"> block </text:span><text:span text:style-name="T5">javascripts</text:span><text:span text:style-name="T3"> </text:span><text:span text:style-name="T1">%}</text:span></text:p>
      <text:p text:style-name="P4"><text:span text:style-name="T5"><text:s text:c="2"/></text:span><text:span text:style-name="T7">&lt;</text:span><text:span text:style-name="T9">script</text:span> <text:span text:style-name="T11">type</text:span><text:span text:style-name="T5">=</text:span><text:span text:style-name="T13">"text/javascript"</text:span> <text:span text:style-name="T11">src</text:span><text:span text:style-name="T5">=</text:span>"<text:span text:style-name="T1">{{</text:span><text:span text:style-name="T3"> </text:span><text:span text:style-name="T5">asset</text:span><text:span text:style-name="T14">(</text:span><text:span text:style-name="T15">'bundles/ensjobeet/js/jquery-2.1.1.min.js'</text:span><text:span text:style-name="T14">)</text:span><text:span text:style-name="T3"> </text:span><text:span text:style-name="T1">}}</text:span>"<text:span text:style-name="T7">&gt;&lt;/</text:span><text:span text:style-name="T9">script</text:span><text:span text:style-name="T7">&gt;</text:span></text:p>
      <text:p text:style-name="P5"><text:span text:style-name="T2">{%</text:span><text:span text:style-name="T4"> endblock </text:span><text:span text:style-name="T2">%}</text:span></text:p>
      <text:p text:style-name="P1"/>
      <text:p text:style-name="P1">3. Dodajemy obrazek loader-a do formularza wyszukiwania:</text:p>
      <text:p text:style-name="P1"/>
      <text:p text:style-name="P1">\src\Ens\JobeetBundle\Resources\views\layout.html.twig</text:p>
      <text:p text:style-name="P1"/>
      <text:p text:style-name="P3"><text:span text:style-name="T5"><text:s text:c="12"/></text:span><text:span text:style-name="T7">&lt;</text:span><text:span text:style-name="T9">div</text:span> <text:span text:style-name="T11">class</text:span><text:span text:style-name="T5">=</text:span><text:span text:style-name="T13">"search"</text:span><text:span text:style-name="T7">&gt;</text:span></text:p>
      <text:p text:style-name="P4"><text:span text:style-name="T5"><text:s text:c="14"/></text:span><text:span text:style-name="T7">&lt;</text:span><text:span text:style-name="T9">h2</text:span><text:span text:style-name="T7">&gt;</text:span><text:span text:style-name="T1">{%</text:span><text:span text:style-name="T3"> trans </text:span><text:span text:style-name="T1">%}</text:span><text:span text:style-name="T5">Ask for a job</text:span><text:span text:style-name="T1">{%</text:span><text:span text:style-name="T3"> endtrans </text:span><text:span text:style-name="T1">%}</text:span><text:span text:style-name="T7">&lt;/</text:span><text:span text:style-name="T9">h2</text:span><text:span text:style-name="T7">&gt;</text:span></text:p>
      <text:p text:style-name="P4"><text:span text:style-name="T5"><text:s text:c="14"/></text:span><text:span text:style-name="T7">&lt;</text:span><text:span text:style-name="T9">form</text:span> <text:span text:style-name="T11">action</text:span><text:span text:style-name="T5">=</text:span>"<text:span text:style-name="T1">{{</text:span><text:span text:style-name="T3"> </text:span><text:span text:style-name="T5">path</text:span><text:span text:style-name="T14">(</text:span><text:span text:style-name="T15">'ens_job_search'</text:span><text:span text:style-name="T14">)</text:span><text:span text:style-name="T3"> </text:span><text:span text:style-name="T1">}}</text:span>" <text:span text:style-name="T11">method</text:span><text:span text:style-name="T5">=</text:span><text:span text:style-name="T13">"get"</text:span><text:span text:style-name="T7">&gt;</text:span></text:p>
      <text:p text:style-name="P4"><text:span text:style-name="T5"><text:s text:c="16"/></text:span><text:span text:style-name="T7">&lt;</text:span><text:span text:style-name="T9">input</text:span> <text:span text:style-name="T11">type</text:span><text:span text:style-name="T5">=</text:span><text:span text:style-name="T13">"text"</text:span> <text:span text:style-name="T11">name</text:span><text:span text:style-name="T5">=</text:span><text:span text:style-name="T13">"query"</text:span> <text:span text:style-name="T11">value</text:span><text:span text:style-name="T5">=</text:span>"<text:span text:style-name="T1">{{</text:span><text:span text:style-name="T3"> </text:span><text:span text:style-name="T5">app</text:span><text:span text:style-name="T14">.</text:span><text:span text:style-name="T5">request</text:span><text:span text:style-name="T14">.</text:span><text:span text:style-name="T5">get</text:span><text:span text:style-name="T14">(</text:span><text:span text:style-name="T15">'query'</text:span><text:span text:style-name="T14">)</text:span><text:span text:style-name="T3"> </text:span><text:span text:style-name="T1">}}</text:span>" <text:span text:style-name="T11">id</text:span><text:span text:style-name="T5">=</text:span><text:span text:style-name="T13">"search_keywords"</text:span> <text:span text:style-name="T7">/&gt;</text:span></text:p>
      <text:p text:style-name="P4"><text:span text:style-name="T5"><text:s text:c="16"/></text:span><text:span text:style-name="T7">&lt;</text:span><text:span text:style-name="T9">input</text:span> <text:span text:style-name="T11">type</text:span><text:span text:style-name="T5">=</text:span><text:span text:style-name="T13">"submit"</text:span> <text:span text:style-name="T11">value</text:span><text:span text:style-name="T5">=</text:span><text:span text:style-name="T13">"search"</text:span> <text:span text:style-name="T7">/&gt;</text:span></text:p>
      <text:p text:style-name="P6"><text:s text:c="16"/>&lt;img id=<text:span text:style-name="T17">"loader"</text:span> src="{{<text:span text:style-name="T18"> </text:span>asset('bundles/ensjobeet/images/loader.gif')<text:span text:style-name="T18"> </text:span>}}" style="vertical-align: <text:span text:style-name="T17">middle</text:span>; display: <text:span text:style-name="T17">none</text:span>" /&gt;</text:p>
      <text:p text:style-name="P4"><text:span text:style-name="T5"><text:s text:c="16"/></text:span><text:span text:style-name="T7">&lt;</text:span><text:span text:style-name="T9">div</text:span> <text:span text:style-name="T11">class</text:span><text:span text:style-name="T5">=</text:span><text:span text:style-name="T13">"help"</text:span><text:span text:style-name="T7">&gt;</text:span></text:p>
      <text:p text:style-name="P4"><text:span text:style-name="T5"><text:s text:c="18"/></text:span><text:span text:style-name="T1">{%</text:span><text:span text:style-name="T3"> trans </text:span><text:span text:style-name="T1">%}</text:span><text:span text:style-name="T5">Enter some keywords (city, country, position, ...)</text:span><text:span text:style-name="T1">{%</text:span><text:span text:style-name="T3"> endtrans </text:span><text:span text:style-name="T1">%}</text:span></text:p>
      <text:p text:style-name="P4"><text:span text:style-name="T5"><text:s text:c="16"/></text:span><text:span text:style-name="T7">&lt;/</text:span><text:span text:style-name="T9">div</text:span><text:span text:style-name="T7">&gt;</text:span></text:p>
      <text:p text:style-name="P4"><text:span text:style-name="T5"><text:s text:c="14"/></text:span><text:span text:style-name="T7">&lt;/</text:span><text:span text:style-name="T9">form</text:span><text:span text:style-name="T7">&gt;</text:span></text:p>
      <text:p text:style-name="P5"><text:span text:style-name="T6"><text:s text:c="12"/></text:span><text:span text:style-name="T8">&lt;/</text:span><text:span text:style-name="T10">div</text:span><text:span text:style-name="T8">&gt;</text:span></text:p>
      <text:p text:style-name="P5"><text:span text:style-name="T8"/></text:p>
      <text:p text:style-name="P7"><text:span text:style-name="T19">4. Tworzymy plik </text:span><text:span text:style-name="T21">search.js</text:span><text:span text:style-name="T19"> i uzupełniamy natępującym kodem:</text:span></text:p>
      <text:p text:style-name="P7"><text:span text:style-name="T19"/></text:p>
      <text:p text:style-name="P7"><text:span text:style-name="T19">//web/bundles/ensjobeet/js/</text:span><text:span text:style-name="T21">search.js</text:span><text:span text:style-name="T19"> </text:span></text:p>
      <text:p text:style-name="P7"><text:span text:style-name="T19"/></text:p>
      <text:p text:style-name="P9"><text:span text:style-name="T5">$(document).ready(</text:span><text:span text:style-name="T3">function</text:span><text:span text:style-name="T5">()</text:span></text:p>
      <text:p text:style-name="P10">{</text:p>
      <text:p text:style-name="P4"><text:span text:style-name="T5"><text:s text:c="4"/>$(</text:span><text:span text:style-name="T12">'.search input[type="submit"]'</text:span><text:span text:style-name="T5">).hide();</text:span></text:p>
      <text:p text:style-name="P10"><text:s/></text:p>
      <text:p text:style-name="P4"><text:span text:style-name="T5"><text:s text:c="4"/>$(</text:span><text:span text:style-name="T12">'#search_keywords'</text:span><text:span text:style-name="T5">).keyup(</text:span><text:span text:style-name="T3">function</text:span><text:span text:style-name="T5">(key)</text:span></text:p>
      <text:p text:style-name="P10"><text:s text:c="4"/>{</text:p>
      <text:p text:style-name="P4"><text:span text:style-name="T5"><text:s text:c="8"/></text:span><text:span text:style-name="T3">if</text:span><text:span text:style-name="T5">(</text:span><text:span text:style-name="T3">this</text:span><text:span text:style-name="T5">.value.length &gt;= 3 || </text:span><text:span text:style-name="T3">this</text:span><text:span text:style-name="T5">.value == </text:span><text:span text:style-name="T12">''</text:span><text:span text:style-name="T5">) {</text:span></text:p>
      <text:p text:style-name="P4"><text:span text:style-name="T5"><text:s text:c="12"/>$(</text:span><text:span text:style-name="T12">'#loader'</text:span><text:span text:style-name="T5">).show();</text:span></text:p>
      <text:p text:style-name="P4"><text:span text:style-name="T5"><text:s text:c="12"/>$(</text:span><text:span text:style-name="T12">'#jobs'</text:span><text:span text:style-name="T5">).load(</text:span></text:p>
      <text:p text:style-name="P4"><text:span text:style-name="T5"><text:s text:c="16"/>$(</text:span><text:span text:style-name="T3">this</text:span><text:span text:style-name="T5">).parent(</text:span><text:span text:style-name="T12">'form'</text:span><text:span text:style-name="T5">).attr(</text:span><text:span text:style-name="T12">'action'</text:span><text:span text:style-name="T5">),</text:span></text:p>
      <text:p text:style-name="P4"><text:span text:style-name="T5"><text:s text:c="16"/>{ query: </text:span><text:span text:style-name="T3">this</text:span><text:span text:style-name="T5">.value ? </text:span><text:span text:style-name="T3">this</text:span><text:span text:style-name="T5">.value + </text:span><text:span text:style-name="T12">'*'</text:span><text:span text:style-name="T5"> : </text:span><text:span text:style-name="T3">this</text:span><text:span text:style-name="T5">.value },</text:span></text:p>
      <text:p text:style-name="P4"><text:span text:style-name="T5"><text:s text:c="16"/></text:span><text:span text:style-name="T3">function</text:span><text:span text:style-name="T5">() {</text:span></text:p>
      <text:p text:style-name="P4"><text:span text:style-name="T5"><text:s text:c="20"/>$(</text:span><text:span text:style-name="T12">'#loader'</text:span><text:span text:style-name="T5">).hide();</text:span></text:p>
      <text:p text:style-name="P10"><text:s text:c="16"/>}</text:p>
      <text:p text:style-name="P10"><text:s text:c="12"/>);</text:p>
      <text:p text:style-name="P10"><text:s text:c="8"/>}</text:p>
      <text:p text:style-name="P10"><text:s text:c="4"/>});</text:p>
      <text:p text:style-name="P11"><text:span text:style-name="T19">});</text:span></text:p>
      <text:p text:style-name="P7"><text:soft-page-break/><text:span text:style-name="T19">Lub</text:span></text:p>
      <text:p text:style-name="P7"><text:span text:style-name="T19"/></text:p>
      <text:p text:style-name="P7"><text:span text:style-name="T19">Możemy stworzyć plik w katalogu </text:span><text:span text:style-name="T23">src/Ens/JobeetBundle/Resources/public/js/</text:span><text:span text:style-name="T22">search.js</text:span><text:span text:style-name="T23">, a następnie wywołać polecenie symfony:</text:span></text:p>
      <text:p text:style-name="P7"><text:span text:style-name="T19"/></text:p>
      <text:p text:style-name="P2">php app/console assets:install web --symlink</text:p>
      <text:p text:style-name="P1"/>
      <text:p text:style-name="P8"><text:span text:style-name="T19">Polecenie przeniesie plik do katalogu //web/bundles/ensjobeet/js</text:span></text:p>
      <text:p text:style-name="P7"><text:span text:style-name="T19"/></text:p>
      <text:p text:style-name="P7"><text:span text:style-name="T19">5. Plik podłączamy do leyout-u:</text:span></text:p>
      <text:p text:style-name="P7"><text:span text:style-name="T19"/></text:p>
      <text:p text:style-name="P7"><text:span text:style-name="T19">//src/Ens/JobeetBundle/Resources/views/layout.html.twig</text:span></text:p>
      <text:p text:style-name="P7"><text:span text:style-name="T19"/></text:p>
      <text:p text:style-name="P9"><text:span text:style-name="T1">{%</text:span><text:span text:style-name="T3"> block </text:span><text:span text:style-name="T5">javascripts</text:span><text:span text:style-name="T3"> </text:span><text:span text:style-name="T1">%}</text:span></text:p>
      <text:p text:style-name="P4"><text:span text:style-name="T5"><text:s text:c="2"/></text:span><text:span text:style-name="T7">&lt;</text:span><text:span text:style-name="T9">script</text:span> <text:span text:style-name="T11">type</text:span><text:span text:style-name="T5">=</text:span><text:span text:style-name="T13">"text/javascript"</text:span> <text:span text:style-name="T11">src</text:span><text:span text:style-name="T5">=</text:span>"<text:span text:style-name="T1">{{</text:span><text:span text:style-name="T3"> </text:span><text:span text:style-name="T5">asset</text:span><text:span text:style-name="T14">(</text:span><text:span text:style-name="T15">'bundles/ensjobeet/js/jquery-2.1.1.min.js'</text:span><text:span text:style-name="T14">)</text:span><text:span text:style-name="T3"> </text:span><text:span text:style-name="T1">}}</text:span>"<text:span text:style-name="T7">&gt;&lt;/</text:span><text:span text:style-name="T9">script</text:span><text:span text:style-name="T7">&gt;</text:span></text:p>
      <text:p text:style-name="P6"><text:s text:c="2"/>&lt;script type=<text:span text:style-name="T17">"text/javascript"</text:span> src="{{<text:span text:style-name="T18"> </text:span>asset('bundles/ensjobeet/js/search.js')<text:span text:style-name="T18"> </text:span>}}"&gt;&lt;/script&gt;</text:p>
      <text:p text:style-name="P5"><text:span text:style-name="T2">{%</text:span><text:span text:style-name="T4"> endblock </text:span><text:span text:style-name="T2">%}</text:span></text:p>
      <text:p text:style-name="P5"><text:span text:style-name="T2"/></text:p>
      <text:p text:style-name="P7"><text:span text:style-name="T19">6. Modyfikujemy metodę searchAction w kontrolerze JobController.php:</text:span></text:p>
      <text:p text:style-name="P7"><text:span text:style-name="T19"/></text:p>
      <text:p text:style-name="P7"><text:span text:style-name="T19">//src/Ens/JobeetBundle/Controller/JobController.php</text:span></text:p>
      <text:p text:style-name="P7"><text:span text:style-name="T19"/></text:p>
      <text:p text:style-name="P6"><text:span text:style-name="T18">use </text:span>Symfony\Component\HttpFoundation\Response;</text:p>
      <text:p text:style-name="P7"><text:span text:style-name="T19"/></text:p>
      <text:p text:style-name="P9"><text:span text:style-name="T5"><text:s text:c="4"/></text:span><text:span text:style-name="T3">public function </text:span><text:span text:style-name="T5">searchAction(Request $request)</text:span></text:p>
      <text:p text:style-name="P10"><text:s text:c="4"/>{</text:p>
      <text:p text:style-name="P10"><text:s text:c="8"/>$em = $this-&gt;getDoctrine()-&gt;getManager();</text:p>
      <text:p text:style-name="P4"><text:span text:style-name="T5"><text:s text:c="8"/>$query = $this-&gt;getRequest()-&gt;get(</text:span><text:span text:style-name="T15">'query'</text:span><text:span text:style-name="T5">);</text:span></text:p>
      <text:p text:style-name="P10"><text:s/></text:p>
      <text:p text:style-name="P4"><text:span text:style-name="T5"><text:s text:c="8"/></text:span><text:span text:style-name="T3">if</text:span><text:span text:style-name="T5">(!$query) {</text:span></text:p>
      <text:p text:style-name="P6"><text:s text:c="12"/><text:span text:style-name="T18">if</text:span>(!$request-&gt;isXmlHttpRequest()) {</text:p>
      <text:p text:style-name="P4"><text:span text:style-name="T5"><text:s text:c="16"/></text:span><text:span text:style-name="T3">return </text:span><text:span text:style-name="T5">$this-&gt;redirect($this-&gt;generateUrl(</text:span><text:span text:style-name="T15">'ens_job'</text:span><text:span text:style-name="T5">));</text:span></text:p>
      <text:p text:style-name="P6"><text:s text:c="12"/>} <text:span text:style-name="T18">else </text:span>{</text:p>
      <text:p text:style-name="P6"><text:s text:c="16"/><text:span text:style-name="T18">return new </text:span>Response('No results.');</text:p>
      <text:p text:style-name="P6"><text:s text:c="12"/>}</text:p>
      <text:p text:style-name="P10"><text:s text:c="8"/>}</text:p>
      <text:p text:style-name="P10"><text:s/></text:p>
      <text:p text:style-name="P4"><text:span text:style-name="T5"><text:s text:c="8"/>$jobs = $em-&gt;getRepository(</text:span><text:span text:style-name="T15">'EnsJobeetBundle:Job'</text:span><text:span text:style-name="T5">)-&gt;getForLuceneQuery($query);</text:span></text:p>
      <text:p text:style-name="P10"><text:s text:c="8"/></text:p>
      <text:p text:style-name="P6"><text:s text:c="8"/><text:span text:style-name="T18">if</text:span>($request-&gt;isXmlHttpRequest()) {</text:p>
      <text:p text:style-name="P6"><text:s text:c="8"/><text:tab/></text:p>
      <text:p text:style-name="P6"><text:s text:c="12"/><text:span text:style-name="T18">if</text:span>('*' == $query || !$jobs || $query == '') {</text:p>
      <text:p text:style-name="P6"><text:s text:c="16"/><text:span text:style-name="T18">return new </text:span>Response('No results.');</text:p>
      <text:p text:style-name="P6"><text:s text:c="12"/>}</text:p>
      <text:p text:style-name="P6"><text:s text:c="12"/><text:span text:style-name="T18">return </text:span>$this-&gt;render('EnsJobeetBundle:Job:list.html.twig', <text:span text:style-name="T18">array</text:span>('jobs' =&gt; $jobs));</text:p>
      <text:p text:style-name="P6"><text:s text:c="8"/>}</text:p>
      <text:p text:style-name="P10"><text:s/></text:p>
      <text:p text:style-name="P4"><text:span text:style-name="T5"><text:s text:c="8"/></text:span><text:span text:style-name="T3">return </text:span><text:span text:style-name="T5">$this-&gt;render(</text:span><text:span text:style-name="T15">'EnsJobeetBundle:Job:search.html.twig'</text:span><text:span text:style-name="T5">, </text:span><text:span text:style-name="T3">array</text:span><text:span text:style-name="T5">(</text:span><text:span text:style-name="T15">'jobs' </text:span><text:span text:style-name="T5">=&gt; $jobs));</text:span></text:p>
      <text:p text:style-name="P11"><text:span text:style-name="T19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la" svg:font-family="Aril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19S</meta:editing-duration>
    <meta:editing-cycles>24</meta:editing-cycles>
    <meta:generator>OpenOffice.org/3.3$Win32 OpenOffice.org_project/330m20$Build-9567</meta:generator>
    <dc:date>2014-05-30T12:04:10.76</dc:date>
    <dc:creator>szymon idczak</dc:creator>
    <meta:document-statistic meta:table-count="0" meta:image-count="0" meta:object-count="0" meta:page-count="2" meta:paragraph-count="82" meta:word-count="289" meta:character-count="3621"/>
    <meta:user-defined meta:name="Info 1"/>
    <meta:user-defined meta:name="Info 2"/>
    <meta:user-defined meta:name="Info 3"/>
    <meta:user-defined meta:name="Info 4"/>
  </office:meta>
</office:document-meta>
</file>